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6cm" draw:marker-start-width="0.29cm" draw:marker-end-width="0.29cm" draw:fill="hatch" draw:fill-hatch-name="Black_20_45_20_Degrees" draw:textarea-horizontal-align="justify" draw:textarea-vertical-align="middle" draw:auto-grow-height="false" fo:padding-top="0.155cm" fo:padding-bottom="0.155cm" fo:padding-left="0.28cm" fo:padding-right="0.28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999cm"/>
    </style:style>
    <style:style style:name="gr4" style:family="graphic" style:parent-style-name="standard">
      <style:graphic-properties svg:stroke-width="0.06cm" draw:marker-start-width="0.29cm" draw:marker-end-width="0.29cm" draw:fill="solid" draw:fill-color="#ffffff" draw:fill-hatch-name="Black_20_45_20_Degrees" draw:textarea-vertical-align="middle" draw:auto-grow-height="false" fo:min-height="0.749cm" fo:min-width="0.499cm" fo:padding-top="0.155cm" fo:padding-bottom="0.155cm" fo:padding-left="0.28cm" fo:padding-right="0.28cm"/>
    </style:style>
    <style:style style:name="gr5" style:family="graphic" style:parent-style-name="standard">
      <style:graphic-properties draw:stroke="none" svg:stroke-color="#000000" draw:fill="none" draw:fill-color="#ffffff" fo:min-height="0.723cm"/>
    </style:style>
    <style:style style:name="gr6" style:family="graphic" style:parent-style-name="standard">
      <style:graphic-properties svg:stroke-width="0.06cm" draw:marker-start-width="0.29cm" draw:marker-end-width="0.29cm" draw:fill="none" draw:fill-hatch-name="Black_20_45_20_Degrees" draw:textarea-vertical-align="middle" draw:auto-grow-height="false" fo:min-height="0.749cm" fo:min-width="0.499cm" fo:padding-top="0.155cm" fo:padding-bottom="0.155cm" fo:padding-left="0.28cm" fo:padding-right="0.28cm"/>
    </style:style>
    <style:style style:name="gr7" style:family="graphic" style:parent-style-name="standard">
      <style:graphic-properties svg:stroke-width="0.06cm" draw:marker-start-width="0.29cm" draw:marker-end-width="0.29cm" draw:fill="none" draw:fill-color="#ffffff" draw:fill-hatch-name="Black_20_45_20_Degrees" draw:textarea-vertical-align="middle" draw:auto-grow-height="false" fo:min-height="0.749cm" fo:min-width="0.499cm" fo:padding-top="0.155cm" fo:padding-bottom="0.155cm" fo:padding-left="0.28cm" fo:padding-right="0.28cm"/>
    </style:style>
    <style:style style:name="gr8" style:family="graphic" style:parent-style-name="standard">
      <style:graphic-properties draw:stroke="none" svg:stroke-color="#000000" draw:fill="none" draw:fill-color="#ffffff" fo:min-height="0.89cm"/>
    </style:style>
    <style:style style:name="gr9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cm"/>
    </style:style>
    <style:style style:name="gr12" style:family="graphic" style:parent-style-name="standard">
      <style:graphic-properties svg:stroke-width="0.06cm" draw:marker-start-width="0.29cm" draw:marker-end-width="0.29cm" draw:fill="none" draw:fill-hatch-name="Black_20_45_20_Degrees" draw:textarea-horizontal-align="justify" draw:textarea-vertical-align="middle" draw:auto-grow-height="false" fo:padding-top="0.155cm" fo:padding-bottom="0.155cm" fo:padding-left="0.28cm" fo:padding-right="0.28cm"/>
    </style:style>
    <style:style style:name="gr13" style:family="graphic" style:parent-style-name="standard">
      <style:graphic-properties draw:fill="hatch" draw:fill-color="#ffffff" draw:fill-hatch-name="Black_20_45_20_Degrees" draw:fill-hatch-solid="fals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745cm"/>
    </style:style>
    <style:style style:name="gr15" style:family="graphic" style:parent-style-name="standard">
      <style:graphic-properties svg:stroke-width="0.07cm" draw:marker-start-width="0.41cm" draw:marker-end="Arrow" draw:marker-end-width="0.21cm" draw:textarea-horizontal-align="center" draw:textarea-vertical-align="middle" fo:padding-top="0.16cm" fo:padding-bottom="0.16cm" fo:padding-left="0.285cm" fo:padding-right="0.28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3" style:family="paragraph">
      <style:paragraph-properties fo:margin-left="0cm" fo:margin-right="0cm" fo:text-indent="0cm"/>
      <style:text-properties fo:font-family="'Century Schoolbook L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P4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5" style:family="paragraph">
      <style:paragraph-properties fo:margin-left="0cm" fo:margin-right="0cm" fo:text-indent="0cm"/>
      <style:text-properties fo:font-family="'Century Schoolbook L'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family="'Century Schoolbook L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2" style:family="text">
      <style:text-properties fo:font-family="'Century Schoolbook L'" style:font-family-generic="roman" style:font-pitch="variable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custom-shape draw:style-name="gr1" draw:text-style-name="P1" draw:layer="layout" svg:width="2.909cm" svg:height="1.758cm" svg:x="0.1cm" svg:y="0.242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cm" svg:height="0.22cm" svg:x="0.294cm" svg:y="0.153cm">
          <text:p text:style-name="P6"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198cm" svg:height="1.249cm" svg:x="0.229cm" svg:y="-0.3cm">
          <draw:text-box>
            <text:p text:style-name="P2"><text:span text:style-name="T1">U</text:span></text:p>
          </draw:text-box>
        </draw:frame>
        <draw:custom-shape draw:style-name="gr4" draw:text-style-name="P1" draw:layer="layout" svg:width="1.487cm" svg:height="1.056cm" svg:x="0.294cm" svg:y="0.592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5" draw:layer="layout" svg:width="1.358cm" svg:height="0.996cm" svg:x="0.517cm" svg:y="0.637cm">
          <draw:text-box>
            <text:p text:style-name="P4"><text:span text:style-name="T2">A</text:span></text:p>
          </draw:text-box>
        </draw:frame>
        <draw:custom-shape draw:style-name="gr6" draw:text-style-name="P1" draw:layer="layout" svg:width="1.487cm" svg:height="1.056cm" svg:x="1.393cm" svg:y="0.592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2.909cm" svg:height="1.758cm" svg:x="3.2cm" svg:y="0.242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87cm" svg:height="1.056cm" svg:x="3.394cm" svg:y="0.592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1.487cm" svg:height="1.056cm" svg:x="4.493cm" svg:y="0.592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5" draw:layer="layout" svg:width="1.358cm" svg:height="0.996cm" svg:x="4.816cm" svg:y="0.637cm">
          <draw:text-box>
            <text:p text:style-name="P4"><text:span text:style-name="T2">B</text:span></text:p>
          </draw:text-box>
        </draw:frame>
        <draw:custom-shape draw:style-name="gr7" draw:text-style-name="P1" draw:layer="layout" svg:width="1.487cm" svg:height="1.056cm" svg:x="3.395cm" svg:y="0.592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8" draw:text-style-name="P5" draw:layer="layout" svg:width="1.358cm" svg:height="1.14cm" svg:x="1.017cm" svg:y="2.044cm">
          <draw:text-box>
            <text:p text:style-name="P4"><text:span text:style-name="T2">A</text:span></text:p>
          </draw:text-box>
        </draw:frame>
        <draw:line draw:style-name="gr9" draw:text-style-name="P1" draw:layer="layout" svg:x1="1.2cm" svg:y1="2.2cm" svg:x2="1.7cm" svg:y2="2.2cm">
          <text:p text:style-name="P6"/>
        </draw:line>
        <draw:frame draw:style-name="gr8" draw:text-style-name="P5" draw:layer="layout" svg:width="1.358cm" svg:height="1.14cm" svg:x="4.117cm" svg:y="2.045cm">
          <draw:text-box>
            <text:p text:style-name="P4"><text:span text:style-name="T2">B</text:span></text:p>
          </draw:text-box>
        </draw:frame>
        <draw:line draw:style-name="gr9" draw:text-style-name="P1" draw:layer="layout" svg:x1="4.4cm" svg:y1="2.201cm" svg:x2="4.9cm" svg:y2="2.201cm">
          <text:p text:style-name="P6"/>
        </draw:line>
        <draw:custom-shape draw:style-name="gr1" draw:text-style-name="P1" draw:layer="layout" svg:width="2.909cm" svg:height="1.758cm" svg:x="7.1cm" svg:y="0.242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87cm" svg:height="1.056cm" svg:x="7.294cm" svg:y="0.592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8" draw:text-style-name="P5" draw:layer="layout" svg:width="2.375cm" svg:height="1.14cm" svg:x="7.6cm" svg:y="2.045cm">
          <draw:text-box>
            <text:p text:style-name="P4"><text:span text:style-name="T2">A <text:s text:c="4"/>B</text:span></text:p>
          </draw:text-box>
        </draw:frame>
        <draw:line draw:style-name="gr9" draw:text-style-name="P1" draw:layer="layout" svg:x1="9cm" svg:y1="2.2cm" svg:x2="9.5cm" svg:y2="2.2cm">
          <text:p text:style-name="P6"/>
        </draw:line>
        <draw:path draw:style-name="gr10" draw:text-style-name="P1" draw:layer="layout" svg:width="0.37cm" svg:height="0.695cm" svg:x="8.41cm" svg:y="0.765cm" svg:viewBox="0 0 371 696" svg:d="m239 1c-63-9-112 39-143 77-33 41-73 80-83 132-8 43-13 87-13 131 0 43-1 88 17 128 21 43 34 96 79 124 47 30 38 120 104 100 56-17 75-81 109-124 29-37 46-83 56-127 9-41 5-83 5-124 0-50-17-100-44-143-26-41-45-86-78-123l-31-39-8-8z">
          <text:p text:style-name="P6"/>
        </draw:path>
        <draw:custom-shape draw:style-name="gr7" draw:text-style-name="P1" draw:layer="layout" svg:width="1.487cm" svg:height="1.056cm" svg:x="8.393cm" svg:y="0.592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1" draw:layer="layout" svg:width="1.487cm" svg:height="1.056cm" svg:x="7.295cm" svg:y="0.592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11" draw:text-style-name="P6" draw:layer="layout" svg:width="1cm" svg:height="1.25cm" svg:x="8.2cm" svg:y="2.1cm">
          <draw:text-box>
            <text:p text:style-name="P6">U</text:p>
          </draw:text-box>
        </draw:frame>
        <draw:line draw:style-name="gr9" draw:text-style-name="P1" draw:layer="layout" svg:x1="7.8cm" svg:y1="2.2cm" svg:x2="8.3cm" svg:y2="2.2cm">
          <text:p text:style-name="P6"/>
        </draw:line>
        <draw:custom-shape draw:style-name="gr12" draw:text-style-name="P1" draw:layer="layout" svg:width="2.909cm" svg:height="1.758cm" svg:x="3.2cm" svg:y="3.343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87cm" svg:height="1.056cm" svg:x="3.394cm" svg:y="3.693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5" draw:layer="layout" svg:width="1.358cm" svg:height="0.996cm" svg:x="3.617cm" svg:y="3.738cm">
          <draw:text-box>
            <text:p text:style-name="P4"><text:span text:style-name="T2">A</text:span></text:p>
          </draw:text-box>
        </draw:frame>
        <draw:frame draw:style-name="gr5" draw:text-style-name="P5" draw:layer="layout" svg:width="1.358cm" svg:height="0.996cm" svg:x="4.816cm" svg:y="3.738cm">
          <draw:text-box>
            <text:p text:style-name="P4"><text:span text:style-name="T2">B</text:span></text:p>
          </draw:text-box>
        </draw:frame>
        <draw:frame draw:style-name="gr8" draw:text-style-name="P5" draw:layer="layout" svg:width="2.375cm" svg:height="1.14cm" svg:x="3.7cm" svg:y="5.046cm">
          <draw:text-box>
            <text:p text:style-name="P4"><text:span text:style-name="T2">A <text:s text:c="3"/>B</text:span></text:p>
          </draw:text-box>
        </draw:frame>
        <draw:path draw:style-name="gr13" draw:text-style-name="P1" draw:layer="layout" svg:width="0.37cm" svg:height="0.695cm" svg:x="4.51cm" svg:y="3.866cm" svg:viewBox="0 0 371 696" svg:d="m239 1c-63-9-112 39-143 77-33 41-73 80-83 132-8 43-13 87-13 131 0 43-1 88 17 128 21 43 34 96 79 124 47 30 38 120 104 100 56-17 75-81 109-124 29-37 46-83 56-127 9-41 5-83 5-124 0-50-17-100-44-143-26-41-45-86-78-123l-31-39-8-8z">
          <text:p text:style-name="P6"/>
        </draw:path>
        <draw:custom-shape draw:style-name="gr7" draw:text-style-name="P1" draw:layer="layout" svg:width="1.487cm" svg:height="1.056cm" svg:x="4.493cm" svg:y="3.693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1" draw:layer="layout" svg:width="1.487cm" svg:height="1.056cm" svg:x="3.395cm" svg:y="3.693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14" draw:text-style-name="P6" draw:layer="layout" svg:width="0.796cm" svg:height="0.995cm" draw:transform="rotate (-3.13146974392882) translate (5.111cm 5.991cm)">
          <draw:text-box>
            <text:p text:style-name="P6">U</text:p>
          </draw:text-box>
        </draw:frame>
        <draw:line draw:style-name="gr15" draw:text-style-name="P1" draw:layer="layout" svg:x1="6.3cm" svg:y1="1cm" svg:x2="6.9cm" svg:y2="1cm">
          <text:p text:style-name="P6"/>
        </draw:line>
        <draw:custom-shape draw:style-name="gr1" draw:text-style-name="P1" draw:layer="layout" svg:width="2.909cm" svg:height="1.758cm" svg:x="7.101cm" svg:y="3.343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87cm" svg:height="1.056cm" svg:x="7.295cm" svg:y="3.693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path draw:style-name="gr10" draw:text-style-name="P1" draw:layer="layout" svg:width="0.37cm" svg:height="0.695cm" svg:x="8.411cm" svg:y="3.866cm" svg:viewBox="0 0 371 696" svg:d="m239 1c-63-9-112 39-143 77-33 41-73 80-83 132-8 43-13 87-13 131 0 43-1 88 17 128 21 43 34 96 79 124 47 30 38 120 104 100 56-17 75-81 109-124 29-37 46-83 56-127 9-41 5-83 5-124 0-50-17-100-44-143-26-41-45-86-78-123l-31-39-8-8z">
          <text:p text:style-name="P6"/>
        </draw:path>
        <draw:custom-shape draw:style-name="gr7" draw:text-style-name="P1" draw:layer="layout" svg:width="1.487cm" svg:height="1.056cm" svg:x="8.394cm" svg:y="3.693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1" draw:layer="layout" svg:width="1.487cm" svg:height="1.056cm" svg:x="7.296cm" svg:y="3.693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9" draw:text-style-name="P1" draw:layer="layout" svg:x1="7.801cm" svg:y1="5.301cm" svg:x2="9.564cm" svg:y2="5.298cm">
          <text:p text:style-name="P6"/>
        </draw:line>
        <draw:line draw:style-name="gr15" draw:text-style-name="P1" draw:layer="layout" svg:x1="6.301cm" svg:y1="4.101cm" svg:x2="6.901cm" svg:y2="4.101cm">
          <text:p text:style-name="P6"/>
        </draw:line>
        <draw:frame draw:style-name="gr8" draw:text-style-name="P5" draw:layer="layout" svg:width="2.375cm" svg:height="1.14cm" svg:x="7.701cm" svg:y="5.146cm">
          <draw:text-box>
            <text:p text:style-name="P4"><text:span text:style-name="T2">A <text:s text:c="3"/>B</text:span></text:p>
          </draw:text-box>
        </draw:frame>
        <draw:frame draw:style-name="gr14" draw:text-style-name="P6" draw:layer="layout" svg:width="0.796cm" svg:height="0.995cm" draw:transform="rotate (-3.13146974392882) translate (9.112cm 6.091cm)">
          <draw:text-box>
            <text:p text:style-name="P6">U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7-05-04T19:23:29</meta:creation-date>
    <dc:creator>kenlo</dc:creator>
    <dc:date>2009-01-25T20:10:34</dc:date>
    <meta:editing-cycles>45</meta:editing-cycles>
    <meta:editing-duration>PT9H58M31S</meta:editing-duration>
    <meta:user-defined meta:name="Info 1"/>
    <meta:user-defined meta:name="Info 2"/>
    <meta:user-defined meta:name="Info 3"/>
    <meta:user-defined meta:name="Info 4"/>
    <meta:document-statistic meta:object-count="43"/>
  </office:meta>
</office:document-meta>
</file>